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  <manifest:file-entry manifest:full-path="media/image3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margin-bottom="0.0694in"/>
    </style:style>
    <style:style style:name="T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Основнойшрифтабзаца" style:family="text">
      <style:text-properties style:font-name="Monotype Corsiva"/>
    </style:style>
    <style:style style:name="P10" style:parent-style-name="Обычный" style:family="paragraph">
      <style:paragraph-properties fo:text-align="justify" fo:margin-bottom="0.0694in">
        <style:drop-cap style:length="3" style:lines="4"/>
      </style:paragraph-properties>
    </style:style>
    <style:style style:name="T12" style:parent-style-name="Основнойшрифтабзаца" style:family="text">
      <style:text-properties style:font-name="Monotype Corsiva"/>
    </style:style>
    <style:style style:name="S1" style:family="section">
      <style:section-properties fo:margin-left="0in" fo:margin-right="0in" style:writing-mode="lr-tb">
        <style:columns fo:column-count="3" fo:column-gap="0.4923in">
          <style:column-sep/>
        </style:columns>
      </style:section-properties>
    </style:style>
    <style:style style:name="P13" style:parent-style-name="Обычный" style:family="paragraph">
      <style:paragraph-properties fo:text-align="justify" fo:text-indent="0.2479in"/>
      <style:text-properties fo:font-weight="bold" style:font-weight-asian="bold" style:font-weight-complex="bold"/>
    </style:style>
    <style:style style:name="P14" style:parent-style-name="Обычный" style:family="paragraph">
      <style:paragraph-properties fo:text-align="justify" fo:text-indent="0.2479in"/>
      <style:text-properties fo:font-weight="bold" style:font-weight-asian="bold" style:font-weight-complex="bold"/>
    </style:style>
    <style:style style:name="P15" style:parent-style-name="Обычный" style:family="paragraph">
      <style:paragraph-properties fo:text-align="justify" fo:text-indent="0.2479in"/>
      <style:text-properties fo:font-weight="bold" style:font-weight-asian="bold" style:font-weight-complex="bold"/>
    </style:style>
    <style:style style:name="P16" style:parent-style-name="Обычный" style:family="paragraph">
      <style:paragraph-properties fo:text-align="justify" fo:text-indent="0.2479in"/>
      <style:text-properties fo:font-weight="bold" style:font-weight-asian="bold" style:font-weight-complex="bold"/>
    </style:style>
    <style:style style:name="P17" style:parent-style-name="Обычный" style:family="paragraph">
      <style:paragraph-properties fo:text-align="justify" fo:text-indent="0.2479in"/>
      <style:text-properties fo:font-weight="bold" style:font-weight-asian="bold" style:font-weight-complex="bold"/>
    </style:style>
    <style:style style:name="P18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19" style:parent-style-name="Обычный" style:family="paragraph">
      <style:paragraph-properties fo:text-align="justify" fo:text-indent="0.2479in"/>
      <style:text-properties fo:font-weight="bold" style:font-weight-asian="bold" style:font-weight-complex="bold"/>
    </style:style>
    <style:style style:name="P20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21" style:parent-style-name="Обычный" style:family="paragraph">
      <style:paragraph-properties fo:text-align="justify"/>
    </style:style>
    <style:style style:name="T22" style:parent-style-name="Основнойшрифтабзаца" style:family="text">
      <style:text-properties fo:font-weight="bold" style:font-weight-asian="bold" style:font-weight-complex="bold"/>
    </style:style>
    <style:style style:name="S2" style:family="section">
      <style:section-properties fo:margin-left="0in" fo:margin-right="0in" style:writing-mode="lr-tb"/>
    </style:style>
    <style:style style:name="T24" style:parent-style-name="Основнойшрифтабзаца" style:family="text">
      <style:text-properties fo:font-style="italic" style:font-style-asian="italic" style:font-style-complex="italic"/>
    </style:style>
    <style:style style:name="P23" style:parent-style-name="Обычный" style:family="paragraph">
      <style:paragraph-properties fo:margin-top="0.0694in">
        <style:drop-cap style:length="1" style:lines="4"/>
      </style:paragraph-properties>
    </style:style>
    <style:style style:name="T2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2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2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8" style:parent-style-name="Обычный" style:family="paragraph">
      <style:paragraph-properties fo:margin-top="0.0694in">
        <style:tab-stops>
          <style:tab-stop style:type="left" style:position="2.4375in"/>
        </style:tab-stops>
      </style:paragraph-properties>
    </style:style>
    <style:style style:name="T2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0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3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32" style:parent-style-name="Обычный" style:family="paragraph">
      <style:paragraph-properties fo:margin-top="0.0694in">
        <style:tab-stops>
          <style:tab-stop style:type="left" style:position="2.3333in"/>
          <style:tab-stop style:type="left" style:position="2.6388in"/>
        </style:tab-stops>
      </style:paragraph-properties>
      <style:text-properties fo:font-style="italic" style:font-style-asian="italic" style:font-style-complex="italic" fo:font-size="14pt" style:font-size-asian="14pt" style:font-size-complex="14pt"/>
    </style:style>
    <style:style style:name="P33" style:parent-style-name="Обычный" style:family="paragraph">
      <style:paragraph-properties fo:margin-top="0.0694in"/>
      <style:text-properties fo:font-style="italic" style:font-style-asian="italic" style:font-style-complex="italic" fo:font-size="14pt" style:font-size-asian="14pt" style:font-size-complex="14pt"/>
    </style:style>
    <style:style style:name="P34" style:parent-style-name="Обычный" style:family="paragraph">
      <style:paragraph-properties fo:text-align="justify" fo:margin-top="0.0694in"/>
    </style:style>
    <style:style style:name="T3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54206526"/><text:bookmark-end text:name="_Hlk54206526"/><text:span text:style-name="T9">АСТЕРОИДНЫЕ ВОЙНЫ</text:span></text:p>
      <text:p text:style-name="P10"><text:span text:style-name="T11">С <text:s/></text:span><text:bookmark-start text:name="_Hlk54202474"/><text:span text:style-name="T12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p text:style-name="P13">Глобальные<text:s/><text:s/>потопы, нарушение баланса Земли,<text:s/>смещение континентов, появление морей и<text:s/>гор ученые связывают с падением астероидов.<text:s/></text:p>
        <text:p text:style-name="P14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<text:s/></text:p>
        <text:p text:style-name="P15">Вероятность<text:s/>неожиданного<text:s/>очередного падения достаточно высока. И считается,<text:s/>что нет средств защиты от таких космических бомб.<text:s/><text:s text:c="2"/></text:p>
        <text:p text:style-name="P16">Только Россия и США имеют службы контроля околоземного<text:s/></text:p>
        <text:p text:style-name="P17"/>
        <text:p text:style-name="P18">космического пространства,<text:s/>которые ведут<text:s/>поиск космических объектов, собирают о них информацию и определяют их<text:s/>орбиты. Объекты заносятся в каталоги, информация о них обновляется.<text:s/>Так<text:s/>обеспечивается<text:s/>оповещение высших звеньев управления страной о космической обстановке.</text:p>
        <text:p text:style-name="P19">Наблюдение за высокоорбитальными космическими объектами ведут пассивные средства,<text:s/>работающие в оптическом диапазоне длинных волн. Особое внимание военных ведомств<text:s/>привлекают высокие орбиты, и в первую очередь,<text:s/>геостационарные.<text:s/>Именно<text:s/>на них<text:s/>размещено большое количество систем связи, навигации, разведки, предупреждения<text:s/><text:s/>о<text:s/>ракетном нападении и других. Национальными службами проверяется соблюдение<text:s/>международных договоров об использовании космического пространства.</text:p>
        <text:p text:style-name="P20"/>
        <text:p text:style-name="P21"><text:span text:style-name="T22"><draw:frame draw:style-name="a2" draw:name="Рисунок 6" text:anchor-type="as-char" svg:x="0in" svg:y="0in" svg:width="1.59722in" svg:height="1.59722in" style:rel-width="scale" style:rel-height="scale"><draw:image xlink:href="media/image2.wmf" xlink:type="simple" xlink:show="embed" xlink:actuate="onLoad"/><svg:title/><svg:desc/></draw:frame></text:span></text:p>
      </text:section>
      <text:section text:name="Sect2" text:style-name="S2">
        <text:p text:style-name="P23"><text:bookmark-start text:name="_Hlk54205224"/><text:bookmark-end text:name="_Hlk54202474"/><text:span text:style-name="T24">О</text:span><text:bookmark-end text:name="_Hlk54205224"/><text:bookmark-start text:name="_Hlk54204801"/><text:bookmark-start text:name="_Hlk54205116"/><text:span text:style-name="T25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text:bookmark-end text:name="_Hlk54204801"/><text:span text:style-name="T26"><text:s/></text:span><text:span text:style-name="T27"><text:s text:c="89"/></text:span></text:p>
        <text:p text:style-name="P28"><text:span text:style-name="T29"><text:s text:c="26"/></text:span><text:span text:style-name="T30"><text:tab/></text:span><text:span text:style-name="T31"><draw:frame draw:style-name="a3" draw:name="Рисунок 1" text:anchor-type="as-char" svg:x="0in" svg:y="0in" svg:width="1.18598in" svg:height="0.90494in" style:rel-width="scale" style:rel-height="scale"><draw:image xlink:href="media/image3.wmf" xlink:type="simple" xlink:show="embed" xlink:actuate="onLoad"/><svg:title/><svg:desc/></draw:frame></text:span></text:p>
        <text:soft-page-break/>
        <text:p text:style-name="P32"><text:tab/><text:tab/></text:p>
        <text:p text:style-name="P33"><text:bookmark-end text:name="_Hlk54205116"/></text:p>
        <text:p text:style-name="P34"><text:s/><text:span text:style-name="T35"><text:s/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SimSun" style:font-name-complex="Times New Roman"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>
        <style:drop-cap style:length="0" style:lines="4"/>
      </style:paragraph-properties>
    </style:style>
    <style:style style:name="P3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  <style:text-properties fo:font-weight="bold" style:font-weight-asian="bold" style:font-weight-complex="bold"/>
    </style:style>
    <style:style style:name="P4" style:parent-style-name="Верхнийколонтитул" style:family="paragraph">
      <style:paragraph-properties>
        <style:tab-stops>
          <style:tab-stop style:type="right" style:position="6.4965in"/>
        </style:tab-stops>
      </style:paragraph-properties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Нижнийколонтитул" style:family="paragraph">
      <style:paragraph-properties>
        <style:tab-stops>
          <style:tab-stop style:type="center" style:position="3.3381in"/>
          <style:tab-stop style:type="right" style:position="6.677in"/>
        </style:tab-stops>
      </style:paragraph-properties>
    </style:style>
    <number:date-style style:name="N7" number:language="ru" number:country="RU">
      <number:hours number:style="long"/>
      <number:text>:</number:text>
      <number:minutes number:style="long"/>
    </number:date-style>
    <number:date-style style:name="N8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ext-style-name="MP0" style:name="MPF0" style:page-layout-name="PL0">
      <style:header>
        <text:p text:style-name="P3">§7<text:tab/>НАУКА И МИР</text:p>
        <text:p text:style-name="P4"><text:bookmark-start text:name="_Hlk54203165"/><text:bookmark-start text:name="_Hlk54203166"/><text:span text:style-name="T5"><draw:frame draw:style-name="a0" draw:name="Рисунок 15" text:anchor-type="as-char" svg:x="0in" svg:y="0in" svg:width="6.49306in" svg:height="0.02083in" style:rel-width="scale" style:rel-height="scale"><draw:image xlink:href="media/image1.png" xlink:type="simple" xlink:show="embed" xlink:actuate="onLoad"/><svg:title/><svg:desc/></draw:frame></text:span><text:bookmark-end text:name="_Hlk54203165"/><text:bookmark-end text:name="_Hlk54203166"/></text:p>
      </style:header>
      <style:footer>
        <text:p text:style-name="Нижнийколонтитул"><text:bookmark-start text:name="_Hlk54205961"/><draw:frame draw:style-name="a1" draw:name="Рисунок 17" text:anchor-type="as-char" svg:x="0in" svg:y="0in" svg:width="6.49306in" svg:height="0.02083in" style:rel-width="scale" style:rel-height="scale"><draw:image xlink:href="media/image1.png" xlink:type="simple" xlink:show="embed" xlink:actuate="onLoad"/><svg:title/><svg:desc/></draw:frame></text:p>
        <text:p text:style-name="P6"><text:bookmark-end text:name="_Hlk54205961"/><text:date style:data-style-name="N7">20:38</text:date><text:tab/>1<text:tab/><text:date style:data-style-name="N8">24.10.202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Блюднікова Тетяна Ігорівна</meta:initial-creator>
    <dc:creator>Блюднікова Тетяна Ігорівна</dc:creator>
    <meta:creation-date>2020-10-24T17:38:00Z</meta:creation-date>
    <dc:date>2020-10-24T17:38:00Z</dc:date>
    <meta:template xlink:href="Normal" xlink:type="simple"/>
    <meta:editing-cycles>2</meta:editing-cycles>
    <meta:editing-duration>PT0S</meta:editing-duration>
    <meta:document-statistic meta:page-count="2" meta:paragraph-count="4" meta:word-count="339" meta:character-count="2270" meta:row-count="16" meta:non-whitespace-character-count="1935"/>
  </office:meta>
</office:document-meta>
</file>